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fit-to-size="shrink-to-fit"/>
    </style:style>
    <style:style style:name="gr3" style:family="graphic" style:parent-style-name="standard">
      <style:graphic-properties draw:marker-end="Arrow" draw:marker-end-width="0.2cm" draw:textarea-horizontal-align="center" draw:textarea-vertical-align="middle" draw:fit-to-size="shrink-to-fit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true" fo:min-height="0.475cm" fo:min-width="1.026cm" fo:wrap-option="no-wrap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true" fo:min-height="0.949cm" fo:min-width="1.407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9cm" fo:min-width="1.411cm"/>
    </style:style>
    <style:style style:name="gr7" style:family="graphic" style:parent-style-name="standard">
      <style:graphic-properties draw:stroke="solid" draw:stroke-dash="Line_20_Style_20_9" svg:stroke-color="#0000ff" draw:marker-end="Arrow" draw:marker-end-width="0.2cm" draw:textarea-horizontal-align="center" draw:textarea-vertical-align="middle"/>
    </style:style>
    <style:style style:name="gr8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4.653cm" svg:height="5.909cm" svg:x="8.899cm" svg:y="5.1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58cm" svg:height="0.864cm" svg:x="5.823cm" svg:y="3.967cm">
          <text:p text:style-name="P2">scen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.58cm" svg:height="0.864cm" svg:x="5.823cm" svg:y="6.756cm">
          <text:p text:style-name="P2">materia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1.875cm" svg:height="0.863cm" svg:x="7.5cm" svg:y="12.219cm">
          <text:p text:style-name="P2">scal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.113cm" svg:y1="4.831cm" svg:x2="7.113cm" svg:y2="6.756cm" draw:start-shape="id1" draw:start-glue-point="2" draw:end-shape="id2" draw:end-glue-point="0" svg:d="m7113 4831v1925" svg:viewBox="0 0 1 1926">
          <text:p/>
        </draw:connector>
        <draw:connector draw:style-name="gr3" draw:text-style-name="P1" draw:layer="layout" draw:line-skew="-0.343cm" svg:x1="7.113cm" svg:y1="7.62cm" svg:x2="8.437cm" svg:y2="12.219cm" draw:start-shape="id2" draw:start-glue-point="2" draw:end-shape="id3" draw:end-glue-point="0" svg:d="m7113 7620v1957h1324v2642" svg:viewBox="0 0 1325 4600">
          <text:p/>
        </draw:connector>
        <draw:connector draw:style-name="gr3" draw:text-style-name="P1" draw:layer="layout" svg:x1="7.113cm" svg:y1="7.62cm" svg:x2="5.858cm" svg:y2="10.025cm" draw:start-shape="id2" draw:start-glue-point="2" draw:end-shape="id4" draw:end-glue-point="0" svg:d="m7113 7620v1203h-1255v1202" svg:viewBox="0 0 1256 2406">
          <text:p/>
        </draw:connector>
        <draw:custom-shape draw:style-name="gr2" draw:text-style-name="P2" xml:id="id4" draw:id="id4" draw:layer="layout" svg:width="2.291cm" svg:height="0.864cm" svg:x="4.713cm" svg:y="10.025cm">
          <text:p text:style-name="P2">textu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2.257cm" svg:height="0.864cm" svg:x="4.825cm" svg:y="13.986cm">
          <text:p text:style-name="P2">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858cm" svg:y1="10.889cm" svg:x2="5.953cm" svg:y2="13.986cm" draw:start-shape="id4" draw:start-glue-point="2" draw:end-shape="id5" draw:end-glue-point="0" svg:d="m5858 10889v1549h95v1548" svg:viewBox="0 0 96 3098">
          <text:p/>
        </draw:connector>
        <draw:custom-shape draw:style-name="gr4" draw:text-style-name="P4" xml:id="id9" draw:id="id9" draw:layer="layout" svg:width="1.611cm" svg:height="0.725cm" svg:x="11.488cm" svg:y="9.322cm">
          <text:p text:style-name="P3"><text:span text:style-name="T1">VB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6" draw:id="id6" draw:layer="layout" svg:width="2.013cm" svg:height="1.199cm" svg:x="9.171cm" svg:y="6.556cm">
          <text:p text:style-name="P3"><text:span text:style-name="T1">Texture </text:span></text:p>
          <text:p text:style-name="P3"><text:span text:style-name="T1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8" draw:id="id8" draw:layer="layout" svg:width="1.611cm" svg:height="0.725cm" svg:x="10.437cm" svg:y="8.172cm">
          <text:p text:style-name="P3"><text:span text:style-name="T1">VB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591cm" svg:height="0.809cm" svg:x="9.469cm" svg:y="5.456cm">
          <draw:text-box>
            <text:p text:style-name="P3"><text:span text:style-name="T2">WebGL Context</text:span></text:p>
          </draw:text-box>
        </draw:frame>
        <draw:connector draw:style-name="gr7" draw:text-style-name="P1" draw:layer="layout" svg:x1="7.004cm" svg:y1="10.457cm" svg:x2="10.177cm" svg:y2="7.755cm" draw:start-shape="id4" draw:start-glue-point="1" draw:end-shape="id6" draw:end-glue-point="2" svg:d="m7004 10457h3173v-2702" svg:viewBox="0 0 3174 2703">
          <text:p/>
        </draw:connector>
        <draw:connector draw:style-name="gr7" draw:text-style-name="P1" draw:layer="layout" svg:x1="9.346cm" svg:y1="14.398cm" svg:x2="11.242cm" svg:y2="8.897cm" draw:start-shape="id7" draw:start-glue-point="1" draw:end-shape="id8" draw:end-glue-point="2" svg:d="m9346 14398h1896v-5501" svg:viewBox="0 0 1897 5502">
          <text:p/>
        </draw:connector>
        <draw:connector draw:style-name="gr7" draw:text-style-name="P1" draw:layer="layout" draw:line-skew="0.058cm" svg:x1="5.953cm" svg:y1="14.85cm" svg:x2="12.293cm" svg:y2="10.047cm" draw:start-shape="id5" draw:start-glue-point="2" draw:end-shape="id9" draw:end-glue-point="2" svg:d="m5953 14850v560h6340v-5363" svg:viewBox="0 0 6341 5364">
          <text:p/>
        </draw:connector>
        <draw:connector draw:style-name="gr8" draw:text-style-name="P1" draw:layer="layout" svg:x1="8.403cm" svg:y1="4.399cm" svg:x2="11.225cm" svg:y2="5.141cm" draw:start-shape="id1" draw:start-glue-point="1" draw:end-shape="id10" draw:end-glue-point="0" svg:d="m8403 4399h2822v742" svg:viewBox="0 0 2823 743">
          <text:p/>
        </draw:connector>
        <draw:custom-shape draw:style-name="gr2" draw:text-style-name="P2" draw:layer="layout" svg:width="2.305cm" svg:height="0.864cm" svg:x="4.824cm" svg:y="12.185cm">
          <text:p text:style-name="P2">transl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1.822cm" svg:height="0.863cm" svg:x="7.524cm" svg:y="13.967cm">
          <text:p text:style-name="P2">teapo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0.416cm" svg:x1="8.437cm" svg:y1="13.082cm" svg:x2="8.435cm" svg:y2="13.967cm" draw:start-shape="id3" draw:start-glue-point="2" draw:end-shape="id7" draw:end-glue-point="0" svg:d="m8437 13082v858h-2v27" svg:viewBox="0 0 3 886">
          <text:p/>
        </draw:connector>
        <draw:custom-shape draw:style-name="gr2" draw:text-style-name="P2" xml:id="id12" draw:id="id12" draw:layer="layout" svg:width="2.206cm" svg:height="0.864cm" svg:x="2.25cm" svg:y="13.986cm">
          <text:p text:style-name="P2">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2.205cm" svg:height="0.864cm" svg:x="2.25cm" svg:y="12.185cm">
          <text:p text:style-name="P2">transl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.352cm" svg:y1="13.049cm" svg:x2="3.353cm" svg:y2="13.986cm" draw:start-shape="id11" draw:start-glue-point="2" draw:end-shape="id12" draw:end-glue-point="0" svg:d="m3352 13049v469h1v468" svg:viewBox="0 0 2 938">
          <text:p/>
        </draw:connector>
        <draw:connector draw:style-name="gr3" draw:text-style-name="P1" draw:layer="layout" draw:line-skew="-0.078cm" svg:x1="5.858cm" svg:y1="10.889cm" svg:x2="3.352cm" svg:y2="12.185cm" draw:start-shape="id4" draw:start-glue-point="2" draw:end-shape="id11" draw:end-glue-point="0" svg:d="m5858 10889v571h-2506v725" svg:viewBox="0 0 2507 1297">
          <text:p/>
        </draw:connector>
        <draw:connector draw:style-name="gr7" draw:text-style-name="P1" draw:layer="layout" draw:line-skew="0.775cm" svg:x1="3.353cm" svg:y1="14.85cm" svg:x2="12.293cm" svg:y2="10.047cm" draw:start-shape="id12" draw:start-glue-point="2" draw:end-shape="id9" draw:end-glue-point="2" svg:d="m3353 14850v1277h8940v-6080" svg:viewBox="0 0 8941 60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338cm" fo:margin-bottom="12.72cm" fo:margin-left="1.75cm" fo:margin-right="5.701cm" fo:page-width="20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dsay </meta:initial-creator>
    <meta:creation-date>2013-08-19T00:20:34</meta:creation-date>
    <dc:date>2013-08-19T01:38:10</dc:date>
    <dc:creator>lindsay </dc:creator>
    <meta:editing-duration>PT1H2M26S</meta:editing-duration>
    <meta:editing-cycles>3</meta:editing-cycles>
    <meta:generator>LibreOffice/3.5$Linux_X86_64 LibreOffice_project/350m1$Build-2</meta:generator>
    <meta:document-statistic meta:object-count="26"/>
  </office:meta>
</office:document-meta>
</file>